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D12]/[.F12]" office:value-type="float" office:value="1.0000000099179" calcext:value-type="float">
            <text:p>1.0000000099</text:p>
          </table:table-cell>
          <table:table-cell table:formula="of:=[.D12]-[.F12]" office:value-type="float" office:value="0.00000840115490063909" calcext:value-type="float">
            <text:p>8.40115490063909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N12]/[.P12]" office:value-type="float" office:value="1.00000000991796" calcext:value-type="float">
            <text:p>1.0000000099</text:p>
          </table:table-cell>
          <table:table-cell table:formula="of:=[.N12]-[.P12]" office:value-type="float" office:value="0.00000840120389966614" calcext:value-type="float">
            <text:p>8.40120389966614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D13]/[.F13]" office:value-type="float" office:value="1.00000000991482" calcext:value-type="float">
            <text:p>1.0000000099</text:p>
          </table:table-cell>
          <table:table-cell table:formula="of:=[.D13]-[.F13]" office:value-type="float" office:value="0.0000302858602481137" calcext:value-type="float">
            <text:p>3.02858602481137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N13]/[.P13]" office:value-type="float" office:value="1.00000000991488" calcext:value-type="float">
            <text:p>1.0000000099</text:p>
          </table:table-cell>
          <table:table-cell table:formula="of:=[.N13]-[.P13]" office:value-type="float" office:value="0.0000302860403280647" calcext:value-type="float">
            <text:p>0.0000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D14]/[.F14]" office:value-type="float" office:value="1.0000000111425" calcext:value-type="float">
            <text:p>1.0000000111</text:p>
          </table:table-cell>
          <table:table-cell table:formula="of:=[.D14]-[.F14]" office:value-type="float" office:value="0.0000135582199618511" calcext:value-type="float">
            <text:p>1.3558219961851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N14]/[.P14]" office:value-type="float" office:value="1.00000001114255" calcext:value-type="float">
            <text:p>1.0000000111</text:p>
          </table:table-cell>
          <table:table-cell table:formula="of:=[.N14]-[.P14]" office:value-type="float" office:value="0.0000135582899929432" calcext:value-type="float">
            <text:p>1.3558289992943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D15]/[.F15]" office:value-type="float" office:value="0.999389859471745" calcext:value-type="float">
            <text:p>0.9993898595</text:p>
          </table:table-cell>
          <table:table-cell table:formula="of:=[.D15]-[.F15]" office:value-type="float" office:value="0.000131502056254978" calcext:value-type="float">
            <text:p>0.000131502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N15]/[.P15]" office:value-type="float" office:value="0.999389857609309" calcext:value-type="float">
            <text:p>0.9993898576</text:p>
          </table:table-cell>
          <table:table-cell table:formula="of:=[.N15]-[.P15]" office:value-type="float" office:value="0.000131502457660998" calcext:value-type="float">
            <text:p>0.0001315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D16]/[.F16]" office:value-type="float" office:value="1.00745568213733" calcext:value-type="float">
            <text:p>1.0074556821</text:p>
          </table:table-cell>
          <table:table-cell table:formula="of:=[.D16]-[.F16]" office:value-type="float" office:value="0.000474065188304604" calcext:value-type="float">
            <text:p>0.0004740652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N16]/[.P16]" office:value-type="float" office:value="1.00745570490114" calcext:value-type="float">
            <text:p>1.0074557049</text:p>
          </table:table-cell>
          <table:table-cell table:formula="of:=[.N16]-[.P16]" office:value-type="float" office:value="0.000474066635727896" calcext:value-type="float">
            <text:p>0.0004740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D17]/[.F17]" office:value-type="float" office:value="1.14777233256663" calcext:value-type="float">
            <text:p>1.1477723326</text:p>
          </table:table-cell>
          <table:table-cell table:formula="of:=[.D17]-[.F17]" office:value-type="float" office:value="0.00020592050198938" calcext:value-type="float">
            <text:p>0.0002059205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N17]/[.P17]" office:value-type="float" office:value="1.14777274633378" calcext:value-type="float">
            <text:p>1.1477727463</text:p>
          </table:table-cell>
          <table:table-cell table:formula="of:=[.N17]-[.P17]" office:value-type="float" office:value="0.00020592107857322" calcext:value-type="float">
            <text:p>0.0002059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8]/[.F18]" office:value-type="float" office:value="1" calcext:value-type="float">
            <text:p>1</text:p>
          </table:table-cell>
          <table:table-cell table:formula="of:=[.D18]-[.F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8]/[.P18]" office:value-type="float" office:value="1" calcext:value-type="float">
            <text:p>1</text:p>
          </table:table-cell>
          <table:table-cell table:formula="of:=[.N18]-[.P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24]/[.P24]" office:value-type="float" office:value="1" calcext:value-type="float">
            <text:p>1</text:p>
          </table:table-cell>
          <table:table-cell table:formula="of:=[.N24]-[.P24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25]/[.P25]" office:value-type="float" office:value="1" calcext:value-type="float">
            <text:p>1</text:p>
          </table:table-cell>
          <table:table-cell table:formula="of:=[.N25]-[.P25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26]/[.P26]" office:value-type="float" office:value="1" calcext:value-type="float">
            <text:p>1</text:p>
          </table:table-cell>
          <table:table-cell table:formula="of:=[.N26]-[.P26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27]/[.F27]" office:value-type="float" office:value="0.999999999981356" calcext:value-type="float">
            <text:p>1</text:p>
          </table:table-cell>
          <table:table-cell table:formula="of:=[.D27]-[.F27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27]/[.P27]" office:value-type="float" office:value="0.999999999981356" calcext:value-type="float">
            <text:p>1</text:p>
          </table:table-cell>
          <table:table-cell table:formula="of:=[.N27]-[.P27]" office:value-type="float" office:value="0.00000000000403999056430848" calcext:value-type="float">
            <text:p>4.03999056430848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28]/[.F28]" office:value-type="float" office:value="1.00000000024535" calcext:value-type="float">
            <text:p>1.0000000002</text:p>
          </table:table-cell>
          <table:table-cell table:formula="of:=[.D28]-[.F28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28]/[.P28]" office:value-type="float" office:value="1.00000000024535" calcext:value-type="float">
            <text:p>1.0000000002</text:p>
          </table:table-cell>
          <table:table-cell table:formula="of:=[.N28]-[.P28]" office:value-type="float" office:value="0.0000000000145675971285897" calcext:value-type="float">
            <text:p>1.45675971285897E-01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29]/[.F29]" office:value-type="float" office:value="0.999999978205517" calcext:value-type="float">
            <text:p>0.9999999782</text:p>
          </table:table-cell>
          <table:table-cell table:formula="of:=[.D29]-[.F29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29]/[.P29]" office:value-type="float" office:value="0.999999978205517" calcext:value-type="float">
            <text:p>0.9999999782</text:p>
          </table:table-cell>
          <table:table-cell table:formula="of:=[.N29]-[.P29]" office:value-type="float" office:value="0.00000000000580302998579377" calcext:value-type="float">
            <text:p>5.80302998579377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30]/[.F30]" office:value-type="float" office:value="1" calcext:value-type="float">
            <text:p>1</text:p>
          </table:table-cell>
          <table:table-cell table:formula="of:=[.D30]-[.F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30]/[.P30]" office:value-type="float" office:value="1" calcext:value-type="float">
            <text:p>1</text:p>
          </table:table-cell>
          <table:table-cell table:formula="of:=[.N30]-[.P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N36]/[.P36]" office:value-type="string" office:string-value="" calcext:value-type="error">
            <text:p>#VALUE!</text:p>
          </table:table-cell>
          <table:table-cell table:formula="of:=[.N36]-[.P36]" office:value-type="string" office:string-value="" calcext:value-type="error">
            <text:p>#VALUE!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N37]/[.P37]" office:value-type="string" office:string-value="" calcext:value-type="error">
            <text:p>#VALUE!</text:p>
          </table:table-cell>
          <table:table-cell table:formula="of:=[.N37]-[.P37]" office:value-type="string" office:string-value="" calcext:value-type="error">
            <text:p>#VALUE!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N38]/[.P38]" office:value-type="string" office:string-value="" calcext:value-type="error">
            <text:p>#VALUE!</text:p>
          </table:table-cell>
          <table:table-cell table:formula="of:=[.N38]-[.P38]" office:value-type="string" office:string-value="" calcext:value-type="error">
            <text:p>#VALUE!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D39]/[.F39]" office:value-type="string" office:string-value="" calcext:value-type="error">
            <text:p>#VALUE!</text:p>
          </table:table-cell>
          <table:table-cell table:formula="of:=[.D39]-[.F39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N39]/[.P39]" office:value-type="string" office:string-value="" calcext:value-type="error">
            <text:p>#VALUE!</text:p>
          </table:table-cell>
          <table:table-cell table:formula="of:=[.N39]-[.P39]" office:value-type="string" office:string-value="" calcext:value-type="error">
            <text:p>#VALUE!</text:p>
          </table:table-cell>
          <table:table-cell/>
          <table:table-cell table:style-name="ce3" office:value-type="float" office:value="-0.21800617724808" calcext:value-type="float">
            <text:p>-0.2180061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D40]/[.F40]" office:value-type="string" office:string-value="" calcext:value-type="error">
            <text:p>#VALUE!</text:p>
          </table:table-cell>
          <table:table-cell table:formula="of:=[.D40]-[.F40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N40]/[.P40]" office:value-type="string" office:string-value="" calcext:value-type="error">
            <text:p>#VALUE!</text:p>
          </table:table-cell>
          <table:table-cell table:formula="of:=[.N40]-[.P40]" office:value-type="string" office:string-value="" calcext:value-type="error">
            <text:p>#VALUE!</text:p>
          </table:table-cell>
          <table:table-cell/>
          <table:table-cell table:style-name="ce3" office:value-type="float" office:value="0.0597473051048963" calcext:value-type="float">
            <text:p>0.05974730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D41]/[.F41]" office:value-type="float" office:value="0.999999978599015" calcext:value-type="float">
            <text:p>0.9999999786</text:p>
          </table:table-cell>
          <table:table-cell table:formula="of:=[.D41]-[.F41]" office:value-type="float" office:value="0.00000000000562973799522748" calcext:value-type="float">
            <text:p>5.62973799522748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N41]/[.P41]" office:value-type="string" office:string-value="" calcext:value-type="error">
            <text:p>#VALUE!</text:p>
          </table:table-cell>
          <table:table-cell table:formula="of:=[.N41]-[.P41]" office:value-type="string" office:string-value="" calcext:value-type="error">
            <text:p>#VALUE!</text:p>
          </table:table-cell>
          <table:table-cell/>
          <table:table-cell table:style-name="ce3" office:value-type="float" office:value="-0.00026305975326067" calcext:value-type="float">
            <text:p>-0.00026305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42]/[.F42]" office:value-type="float" office:value="1" calcext:value-type="float">
            <text:p>1</text:p>
          </table:table-cell>
          <table:table-cell table:formula="of:=[.D42]-[.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42]/[.P42]" office:value-type="float" office:value="1" calcext:value-type="float">
            <text:p>1</text:p>
          </table:table-cell>
          <table:table-cell table:formula="of:=[.N42]-[.P42]" office:value-type="float" office:value="0" calcext:value-type="float">
            <text:p>0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. This also happened at an altitude of 8 km MOLA but then it would not even give an initial resul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D48]/[.F48]" office:value-type="float" office:value="1.00000000991658" calcext:value-type="float">
            <text:p>1.0000000099</text:p>
          </table:table-cell>
          <table:table-cell table:formula="of:=[.D48]-[.F48]" office:value-type="float" office:value="0.00000840003690427693" calcext:value-type="float">
            <text:p>0.0000084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N48]/[.P48]" office:value-type="float" office:value="1.00000000991664" calcext:value-type="float">
            <text:p>1.0000000099</text:p>
          </table:table-cell>
          <table:table-cell table:formula="of:=[.N48]-[.P48]" office:value-type="float" office:value="0.00000840008590330399" calcext:value-type="float">
            <text:p>8.40008590330399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D49]/[.F49]" office:value-type="float" office:value="1.0000000099135" calcext:value-type="float">
            <text:p>1.0000000099</text:p>
          </table:table-cell>
          <table:table-cell table:formula="of:=[.D49]-[.F49]" office:value-type="float" office:value="0.0000302818302770902" calcext:value-type="float">
            <text:p>3.02818302770902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N49]/[.P49]" office:value-type="float" office:value="1.00000000991356" calcext:value-type="float">
            <text:p>1.0000000099</text:p>
          </table:table-cell>
          <table:table-cell table:formula="of:=[.N49]-[.P49]" office:value-type="float" office:value="0.0000302820103570411" calcext:value-type="float">
            <text:p>0.000030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D50]/[.F50]" office:value-type="float" office:value="1.00000001115155" calcext:value-type="float">
            <text:p>1.0000000112</text:p>
          </table:table-cell>
          <table:table-cell table:formula="of:=[.D50]-[.F50]" office:value-type="float" office:value="0.0000135692298499635" calcext:value-type="float">
            <text:p>1.35692298499635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N50]/[.P50]" office:value-type="float" office:value="1.0000000111516" calcext:value-type="float">
            <text:p>1.0000000112</text:p>
          </table:table-cell>
          <table:table-cell table:formula="of:=[.N50]-[.P50]" office:value-type="float" office:value="0.0000135692998810555" calcext:value-type="float">
            <text:p>1.35692998810555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D51]/[.F51]" office:value-type="float" office:value="0.999389916149151" calcext:value-type="float">
            <text:p>0.9993899161</text:p>
          </table:table-cell>
          <table:table-cell table:formula="of:=[.D51]-[.F51]" office:value-type="float" office:value="0.000131489833258974" calcext:value-type="float">
            <text:p>0.0001314898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N51]/[.P51]" office:value-type="float" office:value="0.999389914286715" calcext:value-type="float">
            <text:p>0.9993899143</text:p>
          </table:table-cell>
          <table:table-cell table:formula="of:=[.N51]-[.P51]" office:value-type="float" office:value="0.000131490234664994" calcext:value-type="float">
            <text:p>0.00013149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D52]/[.F52]" office:value-type="float" office:value="1.00745498378061" calcext:value-type="float">
            <text:p>1.0074549838</text:p>
          </table:table-cell>
          <table:table-cell table:formula="of:=[.D52]-[.F52]" office:value-type="float" office:value="0.000474021112286907" calcext:value-type="float">
            <text:p>0.00047402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N52]/[.P52]" office:value-type="float" office:value="1.0074550065444" calcext:value-type="float">
            <text:p>1.0074550065</text:p>
          </table:table-cell>
          <table:table-cell table:formula="of:=[.N52]-[.P52]" office:value-type="float" office:value="0.000474022559710199" calcext:value-type="float">
            <text:p>0.0004740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D53]/[.F53]" office:value-type="float" office:value="1.14787154124302" calcext:value-type="float">
            <text:p>1.1478715412</text:p>
          </table:table-cell>
          <table:table-cell table:formula="of:=[.D53]-[.F53]" office:value-type="float" office:value="0.00020604093979286" calcext:value-type="float">
            <text:p>0.0002060409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N53]/[.P53]" office:value-type="float" office:value="1.14787195504593" calcext:value-type="float">
            <text:p>1.147871955</text:p>
          </table:table-cell>
          <table:table-cell table:formula="of:=[.N53]-[.P53]" office:value-type="float" office:value="0.0002060415163767" calcext:value-type="float">
            <text:p>0.0002060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54]/[.F54]" office:value-type="float" office:value="1" calcext:value-type="float">
            <text:p>1</text:p>
          </table:table-cell>
          <table:table-cell table:formula="of:=[.D54]-[.F5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54]/[.P54]" office:value-type="float" office:value="1" calcext:value-type="float">
            <text:p>1</text:p>
          </table:table-cell>
          <table:table-cell table:formula="of:=[.N54]-[.P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60]/[.F60]" office:value-type="float" office:value="1" calcext:value-type="float">
            <text:p>1</text:p>
          </table:table-cell>
          <table:table-cell table:formula="of:=[.D60]-[.F6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60]/[.P60]" office:value-type="float" office:value="1" calcext:value-type="float">
            <text:p>1</text:p>
          </table:table-cell>
          <table:table-cell table:formula="of:=[.N60]-[.P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61]/[.F61]" office:value-type="float" office:value="1" calcext:value-type="float">
            <text:p>1</text:p>
          </table:table-cell>
          <table:table-cell table:formula="of:=[.D61]-[.F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61]/[.P61]" office:value-type="float" office:value="1" calcext:value-type="float">
            <text:p>1</text:p>
          </table:table-cell>
          <table:table-cell table:formula="of:=[.N61]-[.P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62]/[.F62]" office:value-type="float" office:value="1" calcext:value-type="float">
            <text:p>1</text:p>
          </table:table-cell>
          <table:table-cell table:formula="of:=[.D62]-[.F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62]/[.P62]" office:value-type="float" office:value="1" calcext:value-type="float">
            <text:p>1</text:p>
          </table:table-cell>
          <table:table-cell table:formula="of:=[.N62]-[.P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63]/[.F63]" office:value-type="float" office:value="0.999999999981356" calcext:value-type="float">
            <text:p>1</text:p>
          </table:table-cell>
          <table:table-cell table:formula="of:=[.D63]-[.F63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63]/[.P63]" office:value-type="float" office:value="0.999999999981356" calcext:value-type="float">
            <text:p>1</text:p>
          </table:table-cell>
          <table:table-cell table:formula="of:=[.N63]-[.P63]" office:value-type="float" office:value="0.00000000000403999056430848" calcext:value-type="float">
            <text:p>4.039990564308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64]/[.F64]" office:value-type="float" office:value="1.00000000024535" calcext:value-type="float">
            <text:p>1.0000000002</text:p>
          </table:table-cell>
          <table:table-cell table:formula="of:=[.D64]-[.F64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64]/[.P64]" office:value-type="float" office:value="1.00000000024535" calcext:value-type="float">
            <text:p>1.0000000002</text:p>
          </table:table-cell>
          <table:table-cell table:formula="of:=[.N64]-[.P64]" office:value-type="float" office:value="0.0000000000145675971285897" calcext:value-type="float">
            <text:p>1.45675971285897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65]/[.F65]" office:value-type="float" office:value="0.999999978205517" calcext:value-type="float">
            <text:p>0.9999999782</text:p>
          </table:table-cell>
          <table:table-cell table:formula="of:=[.D65]-[.F65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65]/[.P65]" office:value-type="float" office:value="0.999999978205517" calcext:value-type="float">
            <text:p>0.9999999782</text:p>
          </table:table-cell>
          <table:table-cell table:formula="of:=[.N65]-[.P65]" office:value-type="float" office:value="0.00000000000580302998579377" calcext:value-type="float">
            <text:p>5.8030299857937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D66]/[.F66]" office:value-type="float" office:value="1" calcext:value-type="float">
            <text:p>1</text:p>
          </table:table-cell>
          <table:table-cell table:formula="of:=[.D66]-[.F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N66]/[.P66]" office:value-type="float" office:value="1" calcext:value-type="float">
            <text:p>1</text:p>
          </table:table-cell>
          <table:table-cell table:formula="of:=[.N66]-[.P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73]/[.F73]" office:value-type="float" office:value="1" calcext:value-type="float">
            <text:p>1</text:p>
          </table:table-cell>
          <table:table-cell table:formula="of:=[.D73]-[.F7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73]/[.P73]" office:value-type="string" office:string-value="" calcext:value-type="error">
            <text:p>#VALUE!</text:p>
          </table:table-cell>
          <table:table-cell table:formula="of:=[.N73]-[.P7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74]/[.F74]" office:value-type="float" office:value="1" calcext:value-type="float">
            <text:p>1</text:p>
          </table:table-cell>
          <table:table-cell table:formula="of:=[.D74]-[.F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74]/[.P74]" office:value-type="string" office:string-value="" calcext:value-type="error">
            <text:p>#VALUE!</text:p>
          </table:table-cell>
          <table:table-cell table:formula="of:=[.N74]-[.P7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75]/[.F75]" office:value-type="float" office:value="1" calcext:value-type="float">
            <text:p>1</text:p>
          </table:table-cell>
          <table:table-cell table:formula="of:=[.D75]-[.F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75]/[.P75]" office:value-type="string" office:string-value="" calcext:value-type="error">
            <text:p>#VALUE!</text:p>
          </table:table-cell>
          <table:table-cell table:formula="of:=[.N75]-[.P7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76]/[.F76]" office:value-type="float" office:value="1" calcext:value-type="float">
            <text:p>1</text:p>
          </table:table-cell>
          <table:table-cell table:formula="of:=[.D76]-[.F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76]/[.P76]" office:value-type="string" office:string-value="" calcext:value-type="error">
            <text:p>#VALUE!</text:p>
          </table:table-cell>
          <table:table-cell table:formula="of:=[.N76]-[.P7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77]/[.F77]" office:value-type="float" office:value="1" calcext:value-type="float">
            <text:p>1</text:p>
          </table:table-cell>
          <table:table-cell table:formula="of:=[.D77]-[.F7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77]/[.P77]" office:value-type="string" office:string-value="" calcext:value-type="error">
            <text:p>#VALUE!</text:p>
          </table:table-cell>
          <table:table-cell table:formula="of:=[.N77]-[.P7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78]/[.F78]" office:value-type="string" office:string-value="" calcext:value-type="error">
            <text:p>#DIV/0!</text:p>
          </table:table-cell>
          <table:table-cell table:formula="of:=[.D78]-[.F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78]/[.P78]" office:value-type="string" office:string-value="" calcext:value-type="error">
            <text:p>#VALUE!</text:p>
          </table:table-cell>
          <table:table-cell table:formula="of:=[.N78]-[.P7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79]/[.F79]" office:value-type="float" office:value="1" calcext:value-type="float">
            <text:p>1</text:p>
          </table:table-cell>
          <table:table-cell table:formula="of:=[.D79]-[.F7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79]/[.P79]" office:value-type="float" office:value="1" calcext:value-type="float">
            <text:p>1</text:p>
          </table:table-cell>
          <table:table-cell table:formula="of:=[.N79]-[.P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D87]/[.F87]" office:value-type="string" office:string-value="" calcext:value-type="error">
            <text:p>#VALUE!</text:p>
          </table:table-cell>
          <table:table-cell table:formula="of:=[.D87]-[.F87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N87]/[.P87]" office:value-type="string" office:string-value="" calcext:value-type="error">
            <text:p>#VALUE!</text:p>
          </table:table-cell>
          <table:table-cell table:formula="of:=[.N87]-[.P8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D88]/[.F88]" office:value-type="string" office:string-value="" calcext:value-type="error">
            <text:p>#VALUE!</text:p>
          </table:table-cell>
          <table:table-cell table:formula="of:=[.D88]-[.F88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N88]/[.P88]" office:value-type="string" office:string-value="" calcext:value-type="error">
            <text:p>#VALUE!</text:p>
          </table:table-cell>
          <table:table-cell table:formula="of:=[.N88]-[.P8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D89]/[.F89]" office:value-type="string" office:string-value="" calcext:value-type="error">
            <text:p>#VALUE!</text:p>
          </table:table-cell>
          <table:table-cell table:formula="of:=[.D89]-[.F89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N89]/[.P89]" office:value-type="string" office:string-value="" calcext:value-type="error">
            <text:p>#VALUE!</text:p>
          </table:table-cell>
          <table:table-cell table:formula="of:=[.N89]-[.P8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D90]/[.F90]" office:value-type="string" office:string-value="" calcext:value-type="error">
            <text:p>#VALUE!</text:p>
          </table:table-cell>
          <table:table-cell table:formula="of:=[.D90]-[.F90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N90]/[.P90]" office:value-type="string" office:string-value="" calcext:value-type="error">
            <text:p>#VALUE!</text:p>
          </table:table-cell>
          <table:table-cell table:formula="of:=[.N90]-[.P9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D91]/[.F91]" office:value-type="string" office:string-value="" calcext:value-type="error">
            <text:p>#VALUE!</text:p>
          </table:table-cell>
          <table:table-cell table:formula="of:=[.D91]-[.F91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N91]/[.P91]" office:value-type="string" office:string-value="" calcext:value-type="error">
            <text:p>#VALUE!</text:p>
          </table:table-cell>
          <table:table-cell table:formula="of:=[.N91]-[.P9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D92]/[.F92]" office:value-type="string" office:string-value="" calcext:value-type="error">
            <text:p>#VALUE!</text:p>
          </table:table-cell>
          <table:table-cell table:formula="of:=[.D92]-[.F92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N92]/[.P92]" office:value-type="string" office:string-value="" calcext:value-type="error">
            <text:p>#VALUE!</text:p>
          </table:table-cell>
          <table:table-cell table:formula="of:=[.N92]-[.P9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93]/[.F93]" office:value-type="float" office:value="1" calcext:value-type="float">
            <text:p>1</text:p>
          </table:table-cell>
          <table:table-cell table:formula="of:=[.D93]-[.F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93]/[.P93]" office:value-type="float" office:value="1" calcext:value-type="float">
            <text:p>1</text:p>
          </table:table-cell>
          <table:table-cell table:formula="of:=[.N93]-[.P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 program has unexpectedly finished. But works with a tolerance of 1e-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-1.53546865155735E+179" calcext:value-type="float">
            <text:p>-153546865155735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101]/[.F101]" office:value-type="float" office:value="-1.80175083042539E+176" calcext:value-type="float">
            <text:p>-180175083042539000000000000000000000000000000000000000000000000000000000000000000000000000000000000000000000000000000000000000000000000000000000000000000000000000000000000000000</text:p>
          </table:table-cell>
          <table:table-cell table:formula="of:=[.D101]-[.F101]" office:value-type="float" office:value="-1.53546865155735E+179" calcext:value-type="float">
            <text:p>-153546865155735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101]/[.P101]" office:value-type="string" office:string-value="" calcext:value-type="error">
            <text:p>#VALUE!</text:p>
          </table:table-cell>
          <table:table-cell table:formula="of:=[.N101]-[.P10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-5.53681056014535E+179" calcext:value-type="float">
            <text:p>-553681056014535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102]/[.F102]" office:value-type="float" office:value="-1.80168076138685E+176" calcext:value-type="float">
            <text:p>-180168076138685000000000000000000000000000000000000000000000000000000000000000000000000000000000000000000000000000000000000000000000000000000000000000000000000000000000000000000</text:p>
          </table:table-cell>
          <table:table-cell table:formula="of:=[.D102]-[.F102]" office:value-type="float" office:value="-5.53681056014535E+179" calcext:value-type="float">
            <text:p>-553681056014535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102]/[.P102]" office:value-type="string" office:string-value="" calcext:value-type="error">
            <text:p>#VALUE!</text:p>
          </table:table-cell>
          <table:table-cell table:formula="of:=[.N102]-[.P10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3.13080719307266E+205" calcext:value-type="float">
            <text:p>31308071930726600000000000000000000000000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103]/[.F103]" office:value-type="float" office:value="2.55746264559927E+202" calcext:value-type="float">
            <text:p>25574626455992700000000000000000000000000000000000000000000000000000000000000000000000000000000000000000000000000000000000000000000000000000000000000000000000000000000000000000000000000000000000000000000</text:p>
          </table:table-cell>
          <table:table-cell table:formula="of:=[.D103]-[.F103]" office:value-type="float" office:value="3.13080719307266E+205" calcext:value-type="float">
            <text:p>3130807193072660000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103]/[.P103]" office:value-type="string" office:string-value="" calcext:value-type="error">
            <text:p>#VALUE!</text:p>
          </table:table-cell>
          <table:table-cell table:formula="of:=[.N103]-[.P10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104]/[.F104]" office:value-type="string" office:string-value="" calcext:value-type="error">
            <text:p>#VALUE!</text:p>
          </table:table-cell>
          <table:table-cell table:formula="of:=[.D104]-[.F104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104]/[.P104]" office:value-type="string" office:string-value="" calcext:value-type="error">
            <text:p>#VALUE!</text:p>
          </table:table-cell>
          <table:table-cell table:formula="of:=[.N104]-[.P10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105]/[.F105]" office:value-type="string" office:string-value="" calcext:value-type="error">
            <text:p>#VALUE!</text:p>
          </table:table-cell>
          <table:table-cell table:formula="of:=[.D105]-[.F105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105]/[.P105]" office:value-type="string" office:string-value="" calcext:value-type="error">
            <text:p>#VALUE!</text:p>
          </table:table-cell>
          <table:table-cell table:formula="of:=[.N105]-[.P10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D106]/[.F106]" office:value-type="string" office:string-value="" calcext:value-type="error">
            <text:p>#VALUE!</text:p>
          </table:table-cell>
          <table:table-cell table:formula="of:=[.D106]-[.F106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N106]/[.P106]" office:value-type="string" office:string-value="" calcext:value-type="error">
            <text:p>#VALUE!</text:p>
          </table:table-cell>
          <table:table-cell table:formula="of:=[.N106]-[.P10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07]/[.F107]" office:value-type="float" office:value="1" calcext:value-type="float">
            <text:p>1</text:p>
          </table:table-cell>
          <table:table-cell table:formula="of:=[.D107]-[.F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07]/[.P107]" office:value-type="float" office:value="1" calcext:value-type="float">
            <text:p>1</text:p>
          </table:table-cell>
          <table:table-cell table:formula="of:=[.N107]-[.P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15]/[.F115]" office:value-type="float" office:value="1" calcext:value-type="float">
            <text:p>1</text:p>
          </table:table-cell>
          <table:table-cell table:formula="of:=[.D115]-[.F1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15]/[.P115]" office:value-type="float" office:value="1" calcext:value-type="float">
            <text:p>1</text:p>
          </table:table-cell>
          <table:table-cell table:formula="of:=[.N115]-[.P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16]/[.F116]" office:value-type="float" office:value="1" calcext:value-type="float">
            <text:p>1</text:p>
          </table:table-cell>
          <table:table-cell table:formula="of:=[.D116]-[.F1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16]/[.P116]" office:value-type="float" office:value="1" calcext:value-type="float">
            <text:p>1</text:p>
          </table:table-cell>
          <table:table-cell table:formula="of:=[.N116]-[.P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17]/[.F117]" office:value-type="float" office:value="1" calcext:value-type="float">
            <text:p>1</text:p>
          </table:table-cell>
          <table:table-cell table:formula="of:=[.D117]-[.F1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17]/[.P117]" office:value-type="float" office:value="1" calcext:value-type="float">
            <text:p>1</text:p>
          </table:table-cell>
          <table:table-cell table:formula="of:=[.N117]-[.P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18]/[.F118]" office:value-type="float" office:value="1" calcext:value-type="float">
            <text:p>1</text:p>
          </table:table-cell>
          <table:table-cell table:formula="of:=[.D118]-[.F1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18]/[.P118]" office:value-type="float" office:value="1" calcext:value-type="float">
            <text:p>1</text:p>
          </table:table-cell>
          <table:table-cell table:formula="of:=[.N118]-[.P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19]/[.F119]" office:value-type="float" office:value="1" calcext:value-type="float">
            <text:p>1</text:p>
          </table:table-cell>
          <table:table-cell table:formula="of:=[.D119]-[.F1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19]/[.P119]" office:value-type="float" office:value="1" calcext:value-type="float">
            <text:p>1</text:p>
          </table:table-cell>
          <table:table-cell table:formula="of:=[.N119]-[.P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120]/[.F120]" office:value-type="string" office:string-value="" calcext:value-type="error">
            <text:p>#DIV/0!</text:p>
          </table:table-cell>
          <table:table-cell table:formula="of:=[.D120]-[.F1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120]/[.P120]" office:value-type="string" office:string-value="" calcext:value-type="error">
            <text:p>#DIV/0!</text:p>
          </table:table-cell>
          <table:table-cell table:formula="of:=[.N120]-[.P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21]/[.F121]" office:value-type="float" office:value="1" calcext:value-type="float">
            <text:p>1</text:p>
          </table:table-cell>
          <table:table-cell table:formula="of:=[.D121]-[.F1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21]/[.P121]" office:value-type="float" office:value="1" calcext:value-type="float">
            <text:p>1</text:p>
          </table:table-cell>
          <table:table-cell table:formula="of:=[.N121]-[.P121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34208841" calcext:value-type="float">
            <text:p>847.0701342088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D129]/[.F129]" office:value-type="float" office:value="1.00000001002168" calcext:value-type="float">
            <text:p>1.00000001</text:p>
          </table:table-cell>
          <table:table-cell table:formula="of:=[.D129]-[.F129]" office:value-type="float" office:value="0.00000848906290684681" calcext:value-type="float">
            <text:p>8.48906290684681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3420889" calcext:value-type="float">
            <text:p>847.0701342089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N129]/[.P129]" office:value-type="float" office:value="1.00000001002173" calcext:value-type="float">
            <text:p>1.00000001</text:p>
          </table:table-cell>
          <table:table-cell table:formula="of:=[.N129]-[.P129]" office:value-type="float" office:value="0.00000848911190587387" calcext:value-type="float">
            <text:p>8.48911190587387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7797501" calcext:value-type="float">
            <text:p>3054.604377975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D130]/[.F130]" office:value-type="float" office:value="1.0000000100186" calcext:value-type="float">
            <text:p>1.00000001</text:p>
          </table:table-cell>
          <table:table-cell table:formula="of:=[.D130]-[.F130]" office:value-type="float" office:value="0.0000306028496197541" calcext:value-type="float">
            <text:p>3.06028496197541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7797519" calcext:value-type="float">
            <text:p>3054.6043779752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N130]/[.P130]" office:value-type="float" office:value="1.00000001001866" calcext:value-type="float">
            <text:p>1.00000001</text:p>
          </table:table-cell>
          <table:table-cell table:formula="of:=[.N130]-[.P130]" office:value-type="float" office:value="0.0000306030296997051" calcext:value-type="float">
            <text:p>0.0000306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71556629" calcext:value-type="float">
            <text:p>1216.8027155663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D131]/[.F131]" office:value-type="float" office:value="1.0000000104337" calcext:value-type="float">
            <text:p>1.0000000104</text:p>
          </table:table-cell>
          <table:table-cell table:formula="of:=[.D131]-[.F131]" office:value-type="float" office:value="0.0000126957600059541" calcext:value-type="float">
            <text:p>1.2695760005954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71556636" calcext:value-type="float">
            <text:p>1216.8027155664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N131]/[.P131]" office:value-type="float" office:value="1.00000001043376" calcext:value-type="float">
            <text:p>1.0000000104</text:p>
          </table:table-cell>
          <table:table-cell table:formula="of:=[.N131]-[.P131]" office:value-type="float" office:value="0.0000126958298096724" calcext:value-type="float">
            <text:p>1.26958298096724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210626289095" calcext:value-type="float">
            <text:p>-0.2152106263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D132]/[.F132]" office:value-type="float" office:value="0.999384628081207" calcext:value-type="float">
            <text:p>0.9993846281</text:p>
          </table:table-cell>
          <table:table-cell table:formula="of:=[.D132]-[.F132]" office:value-type="float" office:value="0.00013251612274498" calcext:value-type="float">
            <text:p>0.000132516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210625887689" calcext:value-type="float">
            <text:p>-0.2152106259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N132]/[.P132]" office:value-type="float" office:value="0.999384626217177" calcext:value-type="float">
            <text:p>0.9993846262</text:p>
          </table:table-cell>
          <table:table-cell table:formula="of:=[.N132]-[.P132]" office:value-type="float" office:value="0.000132516524150972" calcext:value-type="float">
            <text:p>0.0001325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7268892255855" calcext:value-type="float">
            <text:p>0.0647268892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D133]/[.F133]" office:value-type="float" office:value="1.00743545679935" calcext:value-type="float">
            <text:p>1.0074354568</text:p>
          </table:table-cell>
          <table:table-cell table:formula="of:=[.D133]-[.F133]" office:value-type="float" office:value="0.000477721907984008" calcext:value-type="float">
            <text:p>0.0004777219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7268906730088" calcext:value-type="float">
            <text:p>0.0647268907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N133]/[.P133]" office:value-type="float" office:value="1.00743547932763" calcext:value-type="float">
            <text:p>1.0074354793</text:p>
          </table:table-cell>
          <table:table-cell table:formula="of:=[.N133]-[.P133]" office:value-type="float" office:value="0.0004777233554073" calcext:value-type="float">
            <text:p>0.0004777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D134]/[.F134]" office:value-type="float" office:value="1.11736370969837" calcext:value-type="float">
            <text:p>1.1173637097</text:p>
          </table:table-cell>
          <table:table-cell table:formula="of:=[.D134]-[.F134]" office:value-type="float" office:value="0.00019596408737934" calcext:value-type="float">
            <text:p>0.000195964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N134]/[.P134]" office:value-type="float" office:value="1.11736405501684" calcext:value-type="float">
            <text:p>1.117364055</text:p>
          </table:table-cell>
          <table:table-cell table:formula="of:=[.N134]-[.P134]" office:value-type="float" office:value="0.00019596466396319" calcext:value-type="float">
            <text:p>0.00019596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35]/[.F135]" office:value-type="float" office:value="1" calcext:value-type="float">
            <text:p>1</text:p>
          </table:table-cell>
          <table:table-cell table:formula="of:=[.D135]-[.F1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35]/[.P135]" office:value-type="float" office:value="1" calcext:value-type="float">
            <text:p>1</text:p>
          </table:table-cell>
          <table:table-cell table:formula="of:=[.N135]-[.P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43]/[.F143]" office:value-type="float" office:value="1" calcext:value-type="float">
            <text:p>1</text:p>
          </table:table-cell>
          <table:table-cell table:formula="of:=[.D143]-[.F1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43]/[.P143]" office:value-type="float" office:value="1" calcext:value-type="float">
            <text:p>1</text:p>
          </table:table-cell>
          <table:table-cell table:formula="of:=[.N143]-[.P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44]/[.F144]" office:value-type="float" office:value="1" calcext:value-type="float">
            <text:p>1</text:p>
          </table:table-cell>
          <table:table-cell table:formula="of:=[.D144]-[.F1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44]/[.P144]" office:value-type="float" office:value="1" calcext:value-type="float">
            <text:p>1</text:p>
          </table:table-cell>
          <table:table-cell table:formula="of:=[.N144]-[.P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45]/[.F145]" office:value-type="float" office:value="1" calcext:value-type="float">
            <text:p>1</text:p>
          </table:table-cell>
          <table:table-cell table:formula="of:=[.D145]-[.F1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45]/[.P145]" office:value-type="float" office:value="1" calcext:value-type="float">
            <text:p>1</text:p>
          </table:table-cell>
          <table:table-cell table:formula="of:=[.N145]-[.P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46]/[.F146]" office:value-type="float" office:value="1" calcext:value-type="float">
            <text:p>1</text:p>
          </table:table-cell>
          <table:table-cell table:formula="of:=[.D146]-[.F1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46]/[.P146]" office:value-type="float" office:value="1" calcext:value-type="float">
            <text:p>1</text:p>
          </table:table-cell>
          <table:table-cell table:formula="of:=[.N146]-[.P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47]/[.F147]" office:value-type="float" office:value="1" calcext:value-type="float">
            <text:p>1</text:p>
          </table:table-cell>
          <table:table-cell table:formula="of:=[.D147]-[.F14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47]/[.P147]" office:value-type="float" office:value="1" calcext:value-type="float">
            <text:p>1</text:p>
          </table:table-cell>
          <table:table-cell table:formula="of:=[.N147]-[.P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D148]/[.F148]" office:value-type="float" office:value="0" calcext:value-type="float">
            <text:p>0</text:p>
          </table:table-cell>
          <table:table-cell table:formula="of:=[.D148]-[.F148]" office:value-type="float" office:value="-1.98198207023653E-031" calcext:value-type="float">
            <text:p>-1.98198207023653E-03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N148]/[.P148]" office:value-type="float" office:value="0" calcext:value-type="float">
            <text:p>0</text:p>
          </table:table-cell>
          <table:table-cell table:formula="of:=[.N148]-[.P148]" office:value-type="float" office:value="-1.98198207023653E-031" calcext:value-type="float">
            <text:p>-1.98198207023653E-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49]/[.F149]" office:value-type="float" office:value="1" calcext:value-type="float">
            <text:p>1</text:p>
          </table:table-cell>
          <table:table-cell table:formula="of:=[.D149]-[.F1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49]/[.P149]" office:value-type="float" office:value="1" calcext:value-type="float">
            <text:p>1</text:p>
          </table:table-cell>
          <table:table-cell table:formula="of:=[.N149]-[.P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5:44.81092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5T10:40:07.295156204</dc:date>
    <dc:creator>Stacha Petrovic</dc:creator>
    <meta:editing-duration>P2DT3H25M53S</meta:editing-duration>
    <meta:editing-cycles>75</meta:editing-cycles>
    <meta:document-statistic meta:table-count="1" meta:cell-count="1006" meta:object-count="0"/>
    <meta:user-defined meta:name="qrichtext">1</meta:user-defined>
  </office:meta>
</office:document-meta>
</file>